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Description of work</text:p>
          </table:table-cell>
          <table:table-cell table:style-name="ce1" office:value-type="string">
            <text:p>Effort ([HH]:mm)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Kept contact with Geraldine Fitzpatrick; formatted our article form Word to the Wiki-format; Published the article</text:p>
          </table:table-cell>
          <table:table-cell office:value-type="time" office:time-value="PT03H00M00S">
            <text:p>03:00</text:p>
          </table:table-cell>
        </table:table-row>
        <table:table-row table:style-name="ro1">
          <table:table-cell/>
          <table:table-cell office:value-type="date" office:date-value="2019-11-27">
            <text:p>27.11.19</text:p>
          </table:table-cell>
          <table:table-cell office:value-type="string">
            <text:p>Started a small draft for the upcoming publish-date for our first Wiki article</text:p>
          </table:table-cell>
          <table:table-cell office:value-type="time" office:time-value="PT02H00M00S">
            <text:p>02:00</text:p>
          </table:table-cell>
        </table:table-row>
        <table:table-row table:style-name="ro1">
          <table:table-cell/>
          <table:table-cell office:value-type="date" office:date-value="2019-11-23">
            <text:p>23.11.19</text:p>
          </table:table-cell>
          <table:table-cell office:value-type="string">
            <text:p>Did a lot of research on Geraldine Fitzpatrick. I cumulated all the information that I deemed interesting into a draft document and also put some Wiki-styling onto it to better immerse into how our end result is going to look like.</text:p>
          </table:table-cell>
          <table:table-cell office:value-type="time" office:time-value="PT04H30M00S">
            <text:p>04:30</text:p>
          </table:table-cell>
        </table:table-row>
        <table:table-row table:style-name="ro1">
          <table:table-cell/>
          <table:table-cell office:value-type="date" office:date-value="2019-11-21">
            <text:p>21.11.19</text:p>
          </table:table-cell>
          <table:table-cell office:value-type="string">
            <text:p>Created PDF and ODT download links for better accessibility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table:style-name="ce3" office:value-type="date" office:date-value="2019-11-21">
            <text:p>21.11.19</text:p>
          </table:table-cell>
          <table:table-cell table:style-name="Default" office:value-type="string">
            <text:p>Split up the work on Geraldine Fitzpatrick; discussed it via Whatsapp with my team; created milestones on our page; played around with EtherCalc unsuccessfully; created a new time-tracking system for our group</text:p>
          </table:table-cell>
          <table:table-cell office:value-type="time" office:time-value="PT02H00M00S">
            <text:p>02:00</text:p>
          </table:table-cell>
        </table:table-row>
        <table:table-row table:style-name="ro1">
          <table:table-cell/>
          <table:table-cell table:style-name="ce1" office:value-type="string">
            <text:p>TOTAL</text:p>
          </table:table-cell>
          <table:table-cell table:style-name="ce1"/>
          <table:table-cell table:style-name="ce6" table:formula="of:=SUM([.D3:.D7])" office:value-type="time" office:time-value="PT12H30M00S">
            <text:p>12:3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8">28.11.2019</text:date>, <text:time>18:4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Zandpour</meta:initial-creator>
    <meta:creation-date>2019-11-21T00:22:27.23</meta:creation-date>
    <dc:date>2019-11-28T18:46:46.85</dc:date>
    <dc:creator>Mohammad Zandpour</dc:creator>
    <meta:editing-duration>PT10M8S</meta:editing-duration>
    <meta:editing-cycles>6</meta:editing-cycles>
    <meta:generator>OpenOffice/4.1.7$Win32 OpenOffice.org_project/417m1$Build-9800</meta:generator>
    <meta:document-statistic meta:table-count="3" meta:cell-count="20" meta:object-count="0"/>
  </office:meta>
</office:document-meta>
</file>